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522911">
            <text:p>522911</text:p>
          </table:table-cell>
          <table:table-cell office:value-type="string">
            <text:p>/science/research/allergy-research/allergy-guidance/alerganma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3717">
            <text:p>553717</text:p>
          </table:table-cell>
          <table:table-cell office:value-type="string">
            <text:p>/science/research/allergy-research/allergy-guidance/allergeninfononprepackedfood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6965">
            <text:p>556965</text:p>
          </table:table-cell>
          <table:table-cell office:value-type="string">
            <text:p>/science/research/allergy-research/allergy-labelling/consumerunderstandlabellingterm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4962">
            <text:p>534962</text:p>
          </table:table-cell>
          <table:table-cell office:value-type="string">
            <text:p>/science/research/allergy-research/allergy-labelling/gluteninto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4482">
            <text:p>554482</text:p>
          </table:table-cell>
          <table:table-cell office:value-type="string">
            <text:p>/science/research/allergy-research/allergy-labelling/understandingfoodlabellingterm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14035">
            <text:p>614035</text:p>
          </table:table-cell>
          <table:table-cell office:value-type="string">
            <text:p>/science/research/allergy-research/more-allergy-research/allergy-prog-review-2012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8207">
            <text:p>538207</text:p>
          </table:table-cell>
          <table:table-cell office:value-type="string">
            <text:p>/science/research/allergy-research/more-allergy-research/jointresearch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22812">
            <text:p>422812</text:p>
          </table:table-cell>
          <table:table-cell office:value-type="string">
            <text:p>/science/research/choiceandstandardsresearch/enf-research/foodhygienesurvey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58369">
            <text:p>458369</text:p>
          </table:table-cell>
          <table:table-cell office:value-type="string">
            <text:p>/science/research/choiceandstandardsresearch/enf-research/fsmevaluatio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48625">
            <text:p>248625</text:p>
          </table:table-cell>
          <table:table-cell office:value-type="string">
            <text:p>/science/research/foodborneillness/eggsresearch/b15review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1579">
            <text:p>301579</text:p>
          </table:table-cell>
          <table:table-cell office:value-type="string">
            <text:p>/science/research/foodborneillness/eggsresearch/campyseminarfeb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40483">
            <text:p>440483</text:p>
          </table:table-cell>
          <table:table-cell office:value-type="string">
            <text:p>/science/research/foodborneillness/meathygieneresearch/m01progreview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107">
            <text:p>19107</text:p>
          </table:table-cell>
          <table:table-cell office:value-type="string">
            <text:p>/science/research/foodborneillness/microfunders/campylobacter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077">
            <text:p>19077</text:p>
          </table:table-cell>
          <table:table-cell office:value-type="string">
            <text:p>/science/research/foodborneillness/microfunders/intestina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61527">
            <text:p>261527</text:p>
          </table:table-cell>
          <table:table-cell office:value-type="string">
            <text:p>/science/research/foodborneillness/microfunders/listeri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50704">
            <text:p>350704</text:p>
          </table:table-cell>
          <table:table-cell office:value-type="string">
            <text:p>/science/research/foodborneillness/microfunders/mffsgbrucellarepor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53865">
            <text:p>353865</text:p>
          </table:table-cell>
          <table:table-cell office:value-type="string">
            <text:p>/science/research/foodborneillness/microfunders/mffsgfarmabatoirrepor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6761">
            <text:p>306761</text:p>
          </table:table-cell>
          <table:table-cell office:value-type="string">
            <text:p>/science/research/foodborneillness/microfunders/msffg/306761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669">
            <text:p>55669</text:p>
          </table:table-cell>
          <table:table-cell office:value-type="string">
            <text:p>/science/research/foodborneillness/microfunders/msffg/5566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86698">
            <text:p>386698</text:p>
          </table:table-cell>
          <table:table-cell office:value-type="string">
            <text:p>/science/research/foodborneillness/microfunders/msffg/clostridium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4848">
            <text:p>304848</text:p>
          </table:table-cell>
          <table:table-cell office:value-type="string">
            <text:p>/science/research/foodborneillness/microfunders/msffg/msffgfbv20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94949">
            <text:p>494949</text:p>
          </table:table-cell>
          <table:table-cell office:value-type="string">
            <text:p>/science/research/foodborneillness/microfunders/msffg/msffgjan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0693">
            <text:p>390693</text:p>
          </table:table-cell>
          <table:table-cell office:value-type="string">
            <text:p>/science/research/foodborneillness/microfunders/msffg/msffgmicrobialantiresis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6887">
            <text:p>556887</text:p>
          </table:table-cell>
          <table:table-cell office:value-type="string">
            <text:p>/science/research/foodborneillness/microfunders/msffg/msffgreportenterovirulentecoli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94964">
            <text:p>494964</text:p>
          </table:table-cell>
          <table:table-cell office:value-type="string">
            <text:p>/science/research/foodborneillness/microfunders/msffg/msffgriskassessmentrepor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3489">
            <text:p>573489</text:p>
          </table:table-cell>
          <table:table-cell office:value-type="string">
            <text:p>/science/research/foodborneillness/microfunders/msffg/msffgsalmonella11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7958">
            <text:p>337958</text:p>
          </table:table-cell>
          <table:table-cell office:value-type="string">
            <text:p>/science/research/foodborneillness/microfunders/msffgmaprepor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098">
            <text:p>19098</text:p>
          </table:table-cell>
          <table:table-cell office:value-type="string">
            <text:p>/science/research/foodborneillness/microfunders/vtec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61553">
            <text:p>261553</text:p>
          </table:table-cell>
          <table:table-cell office:value-type="string">
            <text:p>/science/research/foodborneillness/microfunders/yersini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59038">
            <text:p>159038</text:p>
          </table:table-cell>
          <table:table-cell office:value-type="string">
            <text:p>/science/research/foodborneillness/shellfishresearch/b16programme/shellfish_toxin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32963">
            <text:p>532963</text:p>
          </table:table-cell>
          <table:table-cell office:value-type="string">
            <text:p>/science/research/foodborneillness/shellfishresearch/b16programmereview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87608">
            <text:p>487608</text:p>
          </table:table-cell>
          <table:table-cell office:value-type="string">
            <text:p>/science/research/foodcomponentsresearch/mixturesresearch/t10prog/iehintro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82824">
            <text:p>282824</text:p>
          </table:table-cell>
          <table:table-cell office:value-type="string">
            <text:p>/science/research/foodcomponentsresearch/mixturesresearch/t10workshop1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0140">
            <text:p>400140</text:p>
          </table:table-cell>
          <table:table-cell office:value-type="string">
            <text:p>/science/research/radiologicalresearch/radiosurv/radiologicalreview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60749">
            <text:p>660749</text:p>
          </table:table-cell>
          <table:table-cell office:value-type="string">
            <text:p>/science/research/radiologicalresearch/radiosurv/rife/radioactivity2012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92673">
            <text:p>592673</text:p>
          </table:table-cell>
          <table:table-cell office:value-type="string">
            <text:p>/science/research/radiologicalresearch/radiosurv/rife/radsurv2011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67159">
            <text:p>467159</text:p>
          </table:table-cell>
          <table:table-cell office:value-type="string">
            <text:p>/science/research/radiologicalresearch/radiosurv/rife/rife08/radsurv20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12204">
            <text:p>512204</text:p>
          </table:table-cell>
          <table:table-cell office:value-type="string">
            <text:p>/science/research/radiologicalresearch/radiosurv/rife/rife2009/radsurv20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1060">
            <text:p>561060</text:p>
          </table:table-cell>
          <table:table-cell office:value-type="string">
            <text:p>/science/research/radiologicalresearch/radiosurv/rife/rife2010/radsurv20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3985">
            <text:p>553985</text:p>
          </table:table-cell>
          <table:table-cell office:value-type="string">
            <text:p>/science/research/radiologicalresearch/radiosurv/rife/rife5yr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76066">
            <text:p>676066</text:p>
          </table:table-cell>
          <table:table-cell office:value-type="string">
            <text:p>/science/research/ssres/boc-consumer-researc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98307">
            <text:p>598307</text:p>
          </table:table-cell>
          <table:table-cell office:value-type="string">
            <text:p>/science/research/ssres/crosscutss/cfearnedrecognitio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00019">
            <text:p>500019</text:p>
          </table:table-cell>
          <table:table-cell office:value-type="string">
            <text:p>/science/research/ssres/crosscutss/emerg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89620">
            <text:p>589620</text:p>
          </table:table-cell>
          <table:table-cell office:value-type="string">
            <text:p>/science/research/ssres/crosscutss/evaluncertframewor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36522">
            <text:p>536522</text:p>
          </table:table-cell>
          <table:table-cell office:value-type="string">
            <text:p>/science/research/ssres/crosscutss/foodtechbsa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99072">
            <text:p>599072</text:p>
          </table:table-cell>
          <table:table-cell office:value-type="string">
            <text:p>/science/research/ssres/crosscutss/regcultur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5078">
            <text:p>555078</text:p>
          </table:table-cell>
          <table:table-cell office:value-type="string">
            <text:p>/science/research/ssres/crosscutss/ssculturereview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49740">
            <text:p>549740</text:p>
          </table:table-cell>
          <table:table-cell office:value-type="string">
            <text:p>/science/research/ssres/crosscutss/sspartnership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1868">
            <text:p>551868</text:p>
          </table:table-cell>
          <table:table-cell office:value-type="string">
            <text:p>/science/research/ssres/esr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62745">
            <text:p>662745</text:p>
          </table:table-cell>
          <table:table-cell office:value-type="string">
            <text:p>/science/research/ssres/foodandyou/foodandyou-2012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7302">
            <text:p>567302</text:p>
          </table:table-cell>
          <table:table-cell office:value-type="string">
            <text:p>/science/research/ssres/foodandyou/foodyou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1368">
            <text:p>561368</text:p>
          </table:table-cell>
          <table:table-cell office:value-type="string">
            <text:p>/science/research/ssres/foodsafetyss/citforumcamp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88854">
            <text:p>588854</text:p>
          </table:table-cell>
          <table:table-cell office:value-type="string">
            <text:p>/science/research/ssres/foodsafetyss/evalrating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26655">
            <text:p>526655</text:p>
          </table:table-cell>
          <table:table-cell office:value-type="string">
            <text:p>/science/research/ssres/foodsafetyss/gmfoodpublicattitude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4096">
            <text:p>574096</text:p>
          </table:table-cell>
          <table:table-cell office:value-type="string">
            <text:p>/science/research/ssres/foodsafetyss/nan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88799">
            <text:p>588799</text:p>
          </table:table-cell>
          <table:table-cell office:value-type="string">
            <text:p>/science/research/ssres/foodsafetyss/vegresearc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00604">
            <text:p>700604</text:p>
          </table:table-cell>
          <table:table-cell office:value-type="string">
            <text:p>/science/research/ssres/paris-risk-group-agend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56972">
            <text:p>656972</text:p>
          </table:table-cell>
          <table:table-cell office:value-type="string">
            <text:p>/science/research/ssres/publictrackingsurvey/publictrackingsurveyNov2012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78916">
            <text:p>678916</text:p>
          </table:table-cell>
          <table:table-cell office:value-type="string">
            <text:p>/science/research/ssres/publictrackingsurvey/tracker-may201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9587">
            <text:p>719587</text:p>
          </table:table-cell>
          <table:table-cell office:value-type="string">
            <text:p>/science/research/ssres/publictrackingsurvey/tracker-may20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15788">
            <text:p>515788</text:p>
          </table:table-cell>
          <table:table-cell office:value-type="string">
            <text:p>/science/research/ssres/ssarchive/ssarchivecross/stakeholder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10269">
            <text:p>410269</text:p>
          </table:table-cell>
          <table:table-cell office:value-type="string">
            <text:p>/science/research/ssres/ssarchive/ssarchivesafety/consumerresearc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9633">
            <text:p>409633</text:p>
          </table:table-cell>
          <table:table-cell office:value-type="string">
            <text:p>/science/research/ssres/ssarchive/ssarchivesafety/consumerresearchscrapi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52638">
            <text:p>452638</text:p>
          </table:table-cell>
          <table:table-cell office:value-type="string">
            <text:p>/science/research/ssres/ssarchive/ssarchivesafety/foodaddchild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84696">
            <text:p>384696</text:p>
          </table:table-cell>
          <table:table-cell office:value-type="string">
            <text:p>/science/research/ssres/ssarchive/ssarchivesafety/infantformul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07251">
            <text:p>507251</text:p>
          </table:table-cell>
          <table:table-cell office:value-type="string">
            <text:p>/science/research/ssres/ssarchive/ssarchivesafety/olderpeopleresearc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5035">
            <text:p>565035</text:p>
          </table:table-cell>
          <table:table-cell office:value-type="string">
            <text:p>/science/research/ssres/ssframewor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50370">
            <text:p>450370</text:p>
          </table:table-cell>
          <table:table-cell office:value-type="string">
            <text:p>/science/research/supportingresearch/methodsofanalysisresearch/aoachpl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85716">
            <text:p>685716</text:p>
          </table:table-cell>
          <table:table-cell office:value-type="string">
            <text:p>/science/research/surveillance/food-surveys/fdsurvey_2013/cadmium_crabs_fsis91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58">
            <text:p>19858</text:p>
          </table:table-cell>
          <table:table-cell office:value-type="string">
            <text:p>/science/research/surveillance/food-surveys/fsis2000/01tun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636">
            <text:p>21636</text:p>
          </table:table-cell>
          <table:table-cell office:value-type="string">
            <text:p>/science/research/surveillance/food-surveys/fsis2000/10mb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33">
            <text:p>19833</text:p>
          </table:table-cell>
          <table:table-cell office:value-type="string">
            <text:p>/science/research/surveillance/food-surveys/fsis2000/2whisk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15">
            <text:p>19815</text:p>
          </table:table-cell>
          <table:table-cell office:value-type="string">
            <text:p>/science/research/surveillance/food-surveys/fsis2000/3colour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90">
            <text:p>19790</text:p>
          </table:table-cell>
          <table:table-cell office:value-type="string">
            <text:p>/science/research/surveillance/food-surveys/fsis2000/4diox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56">
            <text:p>19756</text:p>
          </table:table-cell>
          <table:table-cell office:value-type="string">
            <text:p>/science/research/surveillance/food-surveys/fsis2000/5td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43">
            <text:p>19743</text:p>
          </table:table-cell>
          <table:table-cell office:value-type="string">
            <text:p>/science/research/surveillance/food-surveys/fsis2000/6benz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37">
            <text:p>19737</text:p>
          </table:table-cell>
          <table:table-cell office:value-type="string">
            <text:p>/science/research/surveillance/food-surveys/fsis2000/7phtha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30">
            <text:p>19730</text:p>
          </table:table-cell>
          <table:table-cell office:value-type="string">
            <text:p>/science/research/surveillance/food-surveys/fsis2000/8chic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691">
            <text:p>19691</text:p>
          </table:table-cell>
          <table:table-cell office:value-type="string">
            <text:p>/science/research/surveillance/food-surveys/fsis2000/9badg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353">
            <text:p>39353</text:p>
          </table:table-cell>
          <table:table-cell office:value-type="string">
            <text:p>/science/research/surveillance/food-surveys/fsis2001/19bread1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633">
            <text:p>40633</text:p>
          </table:table-cell>
          <table:table-cell office:value-type="string">
            <text:p>/science/research/surveillance/food-surveys/fsis2001/20chick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656">
            <text:p>21656</text:p>
          </table:table-cell>
          <table:table-cell office:value-type="string">
            <text:p>/science/research/surveillance/food-surveys/fsis2001/3-mcpding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738">
            <text:p>21738</text:p>
          </table:table-cell>
          <table:table-cell office:value-type="string">
            <text:p>/science/research/surveillance/food-surveys/fsis2001/3-mcpdse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391">
            <text:p>21391</text:p>
          </table:table-cell>
          <table:table-cell office:value-type="string">
            <text:p>/science/research/surveillance/food-surveys/fsis2001/bisphenol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0231">
            <text:p>20231</text:p>
          </table:table-cell>
          <table:table-cell office:value-type="string">
            <text:p>/science/research/surveillance/food-surveys/fsis2001/milk-myc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545">
            <text:p>20545</text:p>
          </table:table-cell>
          <table:table-cell office:value-type="string">
            <text:p>/science/research/surveillance/food-surveys/fsis2001/nitrate-lettuce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4185">
            <text:p>34185</text:p>
          </table:table-cell>
          <table:table-cell office:value-type="string">
            <text:p>/science/research/surveillance/food-surveys/fsis2001/radsurvcardiff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4678">
            <text:p>44678</text:p>
          </table:table-cell>
          <table:table-cell office:value-type="string">
            <text:p>/science/research/surveillance/food-surveys/fsis2002/21nut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107">
            <text:p>56107</text:p>
          </table:table-cell>
          <table:table-cell office:value-type="string">
            <text:p>/science/research/surveillance/food-surveys/fsis2002/22ric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547">
            <text:p>57547</text:p>
          </table:table-cell>
          <table:table-cell office:value-type="string">
            <text:p>/science/research/surveillance/food-surveys/fsis2002/23sweet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2855">
            <text:p>62855</text:p>
          </table:table-cell>
          <table:table-cell office:value-type="string">
            <text:p>/science/research/surveillance/food-surveys/fsis2002/24maiz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8270">
            <text:p>68270</text:p>
          </table:table-cell>
          <table:table-cell office:value-type="string">
            <text:p>/science/research/surveillance/food-surveys/fsis2002/25irradi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0277">
            <text:p>70277</text:p>
          </table:table-cell>
          <table:table-cell office:value-type="string">
            <text:p>/science/research/surveillance/food-surveys/fsis2002/26diox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82284">
            <text:p>82284</text:p>
          </table:table-cell>
          <table:table-cell office:value-type="string">
            <text:p>/science/research/surveillance/food-surveys/fsis2002/27acry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1784">
            <text:p>101784</text:p>
          </table:table-cell>
          <table:table-cell office:value-type="string">
            <text:p>/science/research/surveillance/food-surveys/fsis2002/31pa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2371">
            <text:p>102371</text:p>
          </table:table-cell>
          <table:table-cell office:value-type="string">
            <text:p>/science/research/surveillance/food-surveys/fsis2002/32cra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85481">
            <text:p>85481</text:p>
          </table:table-cell>
          <table:table-cell office:value-type="string">
            <text:p>/science/research/surveillance/food-surveys/fsis2002/FSISbadmineralsbottlewater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85456">
            <text:p>85456</text:p>
          </table:table-cell>
          <table:table-cell office:value-type="string">
            <text:p>/science/research/surveillance/food-surveys/fsis2002/tinincannedfruitandveg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01414">
            <text:p>101414</text:p>
          </table:table-cell>
          <table:table-cell office:value-type="string">
            <text:p>/science/research/surveillance/food-surveys/fsis2002/waterinrawscallop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4896">
            <text:p>104896</text:p>
          </table:table-cell>
          <table:table-cell office:value-type="string">
            <text:p>/science/research/surveillance/food-surveys/fsis2003/33juic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6708">
            <text:p>106708</text:p>
          </table:table-cell>
          <table:table-cell office:value-type="string">
            <text:p>/science/research/surveillance/food-surveys/fsis2003/34fcm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13087">
            <text:p>113087</text:p>
          </table:table-cell>
          <table:table-cell office:value-type="string">
            <text:p>/science/research/surveillance/food-surveys/fsis2003/35cerea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19128">
            <text:p>119128</text:p>
          </table:table-cell>
          <table:table-cell office:value-type="string">
            <text:p>/science/research/surveillance/food-surveys/fsis2003/fsis-200336softdrin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28885">
            <text:p>128885</text:p>
          </table:table-cell>
          <table:table-cell office:value-type="string">
            <text:p>/science/research/surveillance/food-surveys/fsis2003/fsis38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28858">
            <text:p>128858</text:p>
          </table:table-cell>
          <table:table-cell office:value-type="string">
            <text:p>/science/research/surveillance/food-surveys/fsis2003/fsis39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0177">
            <text:p>130177</text:p>
          </table:table-cell>
          <table:table-cell office:value-type="string">
            <text:p>/science/research/surveillance/food-surveys/fsis2003/fsis40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7876">
            <text:p>137876</text:p>
          </table:table-cell>
          <table:table-cell office:value-type="string">
            <text:p>/science/research/surveillance/food-surveys/fsis2003/fsis42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43329">
            <text:p>143329</text:p>
          </table:table-cell>
          <table:table-cell office:value-type="string">
            <text:p>/science/research/surveillance/food-surveys/fsis2003/fsis43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45012">
            <text:p>145012</text:p>
          </table:table-cell>
          <table:table-cell office:value-type="string">
            <text:p>/science/research/surveillance/food-surveys/fsis2003/fsis44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56648">
            <text:p>156648</text:p>
          </table:table-cell>
          <table:table-cell office:value-type="string">
            <text:p>/science/research/surveillance/food-surveys/fsis2003/fsis45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57118">
            <text:p>157118</text:p>
          </table:table-cell>
          <table:table-cell office:value-type="string">
            <text:p>/science/research/surveillance/food-surveys/fsis2003/fsis4603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21987">
            <text:p>121987</text:p>
          </table:table-cell>
          <table:table-cell office:value-type="string">
            <text:p>/science/research/surveillance/food-surveys/fsis2003/fsiscoloursinsoftdrink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5665">
            <text:p>135665</text:p>
          </table:table-cell>
          <table:table-cell office:value-type="string">
            <text:p>/science/research/surveillance/food-surveys/fsis2003/sausagesurveyfsis41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8598">
            <text:p>188598</text:p>
          </table:table-cell>
          <table:table-cell office:value-type="string">
            <text:p>/science/research/surveillance/food-surveys/fsis2004branch/4904fsisinfantformul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4494">
            <text:p>184494</text:p>
          </table:table-cell>
          <table:table-cell office:value-type="string">
            <text:p>/science/research/surveillance/food-surveys/fsis2004branch/fsis4704basmati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1768">
            <text:p>191768</text:p>
          </table:table-cell>
          <table:table-cell office:value-type="string">
            <text:p>/science/research/surveillance/food-surveys/fsis2004branch/fsis4804metal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9713">
            <text:p>189713</text:p>
          </table:table-cell>
          <table:table-cell office:value-type="string">
            <text:p>/science/research/surveillance/food-surveys/fsis2004branch/fsis5004egg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2230">
            <text:p>192230</text:p>
          </table:table-cell>
          <table:table-cell office:value-type="string">
            <text:p>/science/research/surveillance/food-surveys/fsis2004branch/fsis5104arseni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0662">
            <text:p>200662</text:p>
          </table:table-cell>
          <table:table-cell office:value-type="string">
            <text:p>/science/research/surveillance/food-surveys/fsis2004branch/fsis52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3998">
            <text:p>203998</text:p>
          </table:table-cell>
          <table:table-cell office:value-type="string">
            <text:p>/science/research/surveillance/food-surveys/fsis2004branch/fsis5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5932">
            <text:p>205932</text:p>
          </table:table-cell>
          <table:table-cell office:value-type="string">
            <text:p>/science/research/surveillance/food-surveys/fsis2004branch/fsis5404so2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6751">
            <text:p>206751</text:p>
          </table:table-cell>
          <table:table-cell office:value-type="string">
            <text:p>/science/research/surveillance/food-surveys/fsis2004branch/fsis55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7588">
            <text:p>207588</text:p>
          </table:table-cell>
          <table:table-cell office:value-type="string">
            <text:p>/science/research/surveillance/food-surveys/fsis2004branch/fsis56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857">
            <text:p>210857</text:p>
          </table:table-cell>
          <table:table-cell office:value-type="string">
            <text:p>/science/research/surveillance/food-surveys/fsis2004branch/fsis57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887">
            <text:p>210887</text:p>
          </table:table-cell>
          <table:table-cell office:value-type="string">
            <text:p>/science/research/surveillance/food-surveys/fsis2004branch/fsis58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995">
            <text:p>210995</text:p>
          </table:table-cell>
          <table:table-cell office:value-type="string">
            <text:p>/science/research/surveillance/food-surveys/fsis2004branch/fsis60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2851">
            <text:p>212851</text:p>
          </table:table-cell>
          <table:table-cell office:value-type="string">
            <text:p>/science/research/surveillance/food-surveys/fsis2004branch/fsis61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2017">
            <text:p>222017</text:p>
          </table:table-cell>
          <table:table-cell office:value-type="string">
            <text:p>/science/research/surveillance/food-surveys/fsis2004branch/fsis6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3009">
            <text:p>223009</text:p>
          </table:table-cell>
          <table:table-cell office:value-type="string">
            <text:p>/science/research/surveillance/food-surveys/fsis2004branch/fsis64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3014">
            <text:p>223014</text:p>
          </table:table-cell>
          <table:table-cell office:value-type="string">
            <text:p>/science/research/surveillance/food-surveys/fsis2004branch/fsis65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7427">
            <text:p>227427</text:p>
          </table:table-cell>
          <table:table-cell office:value-type="string">
            <text:p>/science/research/surveillance/food-surveys/fsis2004branch/fsis66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9797">
            <text:p>229797</text:p>
          </table:table-cell>
          <table:table-cell office:value-type="string">
            <text:p>/science/research/surveillance/food-surveys/fsis2004branch/fsis67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3544">
            <text:p>243544</text:p>
          </table:table-cell>
          <table:table-cell office:value-type="string">
            <text:p>/science/research/surveillance/food-surveys/fsis2004branch/fsis68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5988">
            <text:p>245988</text:p>
          </table:table-cell>
          <table:table-cell office:value-type="string">
            <text:p>/science/research/surveillance/food-surveys/fsis2004branch/fsis6904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20762">
            <text:p>220762</text:p>
          </table:table-cell>
          <table:table-cell office:value-type="string">
            <text:p>/science/research/surveillance/food-surveys/fsis2004branch/fsiserucicacid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5785">
            <text:p>305785</text:p>
          </table:table-cell>
          <table:table-cell office:value-type="string">
            <text:p>/science/research/surveillance/food-surveys/fsis2005/fsi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7898">
            <text:p>247898</text:p>
          </table:table-cell>
          <table:table-cell office:value-type="string">
            <text:p>/science/research/surveillance/food-surveys/fsis2005/fsis70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8354">
            <text:p>248354</text:p>
          </table:table-cell>
          <table:table-cell office:value-type="string">
            <text:p>/science/research/surveillance/food-surveys/fsis2005/fsis71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8883">
            <text:p>248883</text:p>
          </table:table-cell>
          <table:table-cell office:value-type="string">
            <text:p>/science/research/surveillance/food-surveys/fsis2005/fsis72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57163">
            <text:p>257163</text:p>
          </table:table-cell>
          <table:table-cell office:value-type="string">
            <text:p>/science/research/surveillance/food-surveys/fsis2005/fsis73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2865">
            <text:p>292865</text:p>
          </table:table-cell>
          <table:table-cell office:value-type="string">
            <text:p>/science/research/surveillance/food-surveys/fsis2005/fsis74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3608">
            <text:p>293608</text:p>
          </table:table-cell>
          <table:table-cell office:value-type="string">
            <text:p>/science/research/surveillance/food-surveys/fsis2005/fsis75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5833">
            <text:p>295833</text:p>
          </table:table-cell>
          <table:table-cell office:value-type="string">
            <text:p>/science/research/surveillance/food-surveys/fsis2005/fsis76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6873">
            <text:p>296873</text:p>
          </table:table-cell>
          <table:table-cell office:value-type="string">
            <text:p>/science/research/surveillance/food-surveys/fsis2005/fsis77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052">
            <text:p>297052</text:p>
          </table:table-cell>
          <table:table-cell office:value-type="string">
            <text:p>/science/research/surveillance/food-surveys/fsis2005/fsis78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3">
            <text:p>297363</text:p>
          </table:table-cell>
          <table:table-cell office:value-type="string">
            <text:p>/science/research/surveillance/food-surveys/fsis2005/fsis79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5">
            <text:p>297365</text:p>
          </table:table-cell>
          <table:table-cell office:value-type="string">
            <text:p>/science/research/surveillance/food-surveys/fsis2005/fsis80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7">
            <text:p>297367</text:p>
          </table:table-cell>
          <table:table-cell office:value-type="string">
            <text:p>/science/research/surveillance/food-surveys/fsis2005/fsis81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9">
            <text:p>297369</text:p>
          </table:table-cell>
          <table:table-cell office:value-type="string">
            <text:p>/science/research/surveillance/food-surveys/fsis2005/fsis82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71">
            <text:p>297371</text:p>
          </table:table-cell>
          <table:table-cell office:value-type="string">
            <text:p>/science/research/surveillance/food-surveys/fsis2005/fsis8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4102">
            <text:p>304102</text:p>
          </table:table-cell>
          <table:table-cell office:value-type="string">
            <text:p>/science/research/surveillance/food-surveys/fsis2005/fsis84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5795">
            <text:p>305795</text:p>
          </table:table-cell>
          <table:table-cell office:value-type="string">
            <text:p>/science/research/surveillance/food-surveys/fsis2005/fsis86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9088">
            <text:p>309088</text:p>
          </table:table-cell>
          <table:table-cell office:value-type="string">
            <text:p>/science/research/surveillance/food-surveys/fsisbranch2006/fsis01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9969">
            <text:p>309969</text:p>
          </table:table-cell>
          <table:table-cell office:value-type="string">
            <text:p>/science/research/surveillance/food-surveys/fsisbranch2006/fsis02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12792">
            <text:p>312792</text:p>
          </table:table-cell>
          <table:table-cell office:value-type="string">
            <text:p>/science/research/surveillance/food-surveys/fsisbranch2006/fsis03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12796">
            <text:p>312796</text:p>
          </table:table-cell>
          <table:table-cell office:value-type="string">
            <text:p>/science/research/surveillance/food-surveys/fsisbranch2006/fsis04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27237">
            <text:p>327237</text:p>
          </table:table-cell>
          <table:table-cell office:value-type="string">
            <text:p>/science/research/surveillance/food-surveys/fsisbranch2006/fsis05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27425">
            <text:p>327425</text:p>
          </table:table-cell>
          <table:table-cell office:value-type="string">
            <text:p>/science/research/surveillance/food-surveys/fsisbranch2006/fsis06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3496">
            <text:p>333496</text:p>
          </table:table-cell>
          <table:table-cell office:value-type="string">
            <text:p>/science/research/surveillance/food-surveys/fsisbranch2006/fsis0607dioxi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3499">
            <text:p>333499</text:p>
          </table:table-cell>
          <table:table-cell office:value-type="string">
            <text:p>/science/research/surveillance/food-surveys/fsisbranch2006/fsis0806meta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5866">
            <text:p>335866</text:p>
          </table:table-cell>
          <table:table-cell office:value-type="string">
            <text:p>/science/research/surveillance/food-surveys/fsisbranch2006/fsis09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0279">
            <text:p>340279</text:p>
          </table:table-cell>
          <table:table-cell office:value-type="string">
            <text:p>/science/research/surveillance/food-surveys/fsisbranch2006/fsis10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0282">
            <text:p>340282</text:p>
          </table:table-cell>
          <table:table-cell office:value-type="string">
            <text:p>/science/research/surveillance/food-surveys/fsisbranch2006/fsis11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1573">
            <text:p>341573</text:p>
          </table:table-cell>
          <table:table-cell office:value-type="string">
            <text:p>/science/research/surveillance/food-surveys/fsisbranch2006/fsis12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4402">
            <text:p>344402</text:p>
          </table:table-cell>
          <table:table-cell office:value-type="string">
            <text:p>/science/research/surveillance/food-surveys/fsisbranch2006/fsis13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396">
            <text:p>345396</text:p>
          </table:table-cell>
          <table:table-cell office:value-type="string">
            <text:p>/science/research/surveillance/food-surveys/fsisbranch2006/fsis14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402">
            <text:p>345402</text:p>
          </table:table-cell>
          <table:table-cell office:value-type="string">
            <text:p>/science/research/surveillance/food-surveys/fsisbranch2006/fsis15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411">
            <text:p>345411</text:p>
          </table:table-cell>
          <table:table-cell office:value-type="string">
            <text:p>/science/research/surveillance/food-surveys/fsisbranch2006/fsis16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58240">
            <text:p>358240</text:p>
          </table:table-cell>
          <table:table-cell office:value-type="string">
            <text:p>/science/research/surveillance/food-surveys/fsisbranch2006/fsis17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70632">
            <text:p>370632</text:p>
          </table:table-cell>
          <table:table-cell office:value-type="string">
            <text:p>/science/research/surveillance/food-surveys/fsisbranch2006/fsis18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70918">
            <text:p>370918</text:p>
          </table:table-cell>
          <table:table-cell office:value-type="string">
            <text:p>/science/research/surveillance/food-surveys/fsisbranch2006/fsis19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18936">
            <text:p>418936</text:p>
          </table:table-cell>
          <table:table-cell office:value-type="string">
            <text:p>/science/research/surveillance/food-surveys/fsisbranch2007/eggsurve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9274">
            <text:p>399274</text:p>
          </table:table-cell>
          <table:table-cell office:value-type="string">
            <text:p>/science/research/surveillance/food-surveys/fsisbranch2007/farmwildfis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80964">
            <text:p>380964</text:p>
          </table:table-cell>
          <table:table-cell office:value-type="string">
            <text:p>/science/research/surveillance/food-surveys/fsisbranch2007/fsis01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9804">
            <text:p>399804</text:p>
          </table:table-cell>
          <table:table-cell office:value-type="string">
            <text:p>/science/research/surveillance/food-surveys/fsisbranch2007/fsis03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4408">
            <text:p>404408</text:p>
          </table:table-cell>
          <table:table-cell office:value-type="string">
            <text:p>/science/research/surveillance/food-surveys/fsisbranch2007/fsis04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25372">
            <text:p>425372</text:p>
          </table:table-cell>
          <table:table-cell office:value-type="string">
            <text:p>/science/research/surveillance/food-surveys/fsisbranch2007/fsis06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70660">
            <text:p>470660</text:p>
          </table:table-cell>
          <table:table-cell office:value-type="string">
            <text:p>/science/research/surveillance/food-surveys/fsisbranch2008/chemicalmigratio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46807">
            <text:p>446807</text:p>
          </table:table-cell>
          <table:table-cell office:value-type="string">
            <text:p>/science/research/surveillance/food-surveys/fsisbranch2008/fsis01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61967">
            <text:p>461967</text:p>
          </table:table-cell>
          <table:table-cell office:value-type="string">
            <text:p>/science/research/surveillance/food-surveys/fsisbranch2008/fsis02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72185">
            <text:p>472185</text:p>
          </table:table-cell>
          <table:table-cell office:value-type="string">
            <text:p>/science/research/surveillance/food-surveys/fsisbranch2008/fsis03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72852">
            <text:p>472852</text:p>
          </table:table-cell>
          <table:table-cell office:value-type="string">
            <text:p>/science/research/surveillance/food-surveys/fsisbranch2008/fsis05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81809">
            <text:p>481809</text:p>
          </table:table-cell>
          <table:table-cell office:value-type="string">
            <text:p>/science/research/surveillance/food-surveys/fsisbranch2008/fsis06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83389">
            <text:p>483389</text:p>
          </table:table-cell>
          <table:table-cell office:value-type="string">
            <text:p>/science/research/surveillance/food-surveys/fsisbranch2008/fsis07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20010">
            <text:p>520010</text:p>
          </table:table-cell>
          <table:table-cell office:value-type="string">
            <text:p>/science/research/surveillance/food-surveys/fsisbranch2009/fsis04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21490">
            <text:p>521490</text:p>
          </table:table-cell>
          <table:table-cell office:value-type="string">
            <text:p>/science/research/surveillance/food-surveys/fsisbranch2009/fsis05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91295">
            <text:p>491295</text:p>
          </table:table-cell>
          <table:table-cell office:value-type="string">
            <text:p>/science/research/surveillance/food-surveys/fsisbranch2009/survey01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03024">
            <text:p>503024</text:p>
          </table:table-cell>
          <table:table-cell office:value-type="string">
            <text:p>/science/research/surveillance/food-surveys/fsisbranch2009/survey02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10318">
            <text:p>510318</text:p>
          </table:table-cell>
          <table:table-cell office:value-type="string">
            <text:p>/science/research/surveillance/food-surveys/fsisbranch2009/survey03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1399">
            <text:p>551399</text:p>
          </table:table-cell>
          <table:table-cell office:value-type="string">
            <text:p>/science/research/surveillance/food-surveys/fsisbranch2010/fsis01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4133">
            <text:p>554133</text:p>
          </table:table-cell>
          <table:table-cell office:value-type="string">
            <text:p>/science/research/surveillance/food-surveys/fsisbranch2010/fsis02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5524">
            <text:p>555524</text:p>
          </table:table-cell>
          <table:table-cell office:value-type="string">
            <text:p>/science/research/surveillance/food-surveys/fsisbranch2010/fsis03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9691">
            <text:p>559691</text:p>
          </table:table-cell>
          <table:table-cell office:value-type="string">
            <text:p>/science/research/surveillance/food-surveys/fsisbranch2010/mycotoxin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4408">
            <text:p>574408</text:p>
          </table:table-cell>
          <table:table-cell office:value-type="string">
            <text:p>/science/research/surveillance/food-surveys/fsisbranch2011/listeri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95479">
            <text:p>595479</text:p>
          </table:table-cell>
          <table:table-cell office:value-type="string">
            <text:p>/science/research/surveillance/food-surveys/fsisbranch2011/minoil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93603">
            <text:p>593603</text:p>
          </table:table-cell>
          <table:table-cell office:value-type="string">
            <text:p>/science/research/surveillance/food-surveys/fsisbranch2011/mycotoxin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09368">
            <text:p>609368</text:p>
          </table:table-cell>
          <table:table-cell office:value-type="string">
            <text:p>/science/research/surveillance/food-surveys/fsisbranch2012/acrylamide-furan-food-surve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10230">
            <text:p>610230</text:p>
          </table:table-cell>
          <table:table-cell office:value-type="string">
            <text:p>/science/research/surveillance/food-surveys/fsisbranch2012/arseni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08806">
            <text:p>608806</text:p>
          </table:table-cell>
          <table:table-cell office:value-type="string">
            <text:p>/science/research/surveillance/food-surveys/fsisbranch2012/polycyclic-hydrocarbon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44055">
            <text:p>144055</text:p>
          </table:table-cell>
          <table:table-cell office:value-type="string">
            <text:p>/science/research/surveillance/guidefsatechsurv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9075">
            <text:p>19075</text:p>
          </table:table-cell>
          <table:table-cell office:value-type="string">
            <text:p>/science/research/surveillance/prcstatemen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036">
            <text:p>718036</text:p>
          </table:table-cell>
          <table:table-cell office:value-type="string">
            <text:p>/wales/about-fsa-wales/cymru/amdanomni/wfaccy/cyfarfodydd/wfac2014c/wfac-5meh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057">
            <text:p>718057</text:p>
          </table:table-cell>
          <table:table-cell office:value-type="string">
            <text:p>/enforcement/auditandmonitoring/auditreports/audengreport/audits2014/trafford/trafford-imported-food-control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203">
            <text:p>718203</text:p>
          </table:table-cell>
          <table:table-cell office:value-type="string">
            <text:p>/about-us/how-we-work/workingwithothers/consumer-advisory-panel/capmins-4121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302">
            <text:p>718302</text:p>
          </table:table-cell>
          <table:table-cell office:value-type="string">
            <text:p>/wales/about-fsa-wales/advisorycommitteewales/acwmeet/wfac2014/wfacjuly20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315">
            <text:p>718315</text:p>
          </table:table-cell>
          <table:table-cell office:value-type="string">
            <text:p>/wales/about-fsa-wales/cymru/amdanomni/wfaccy/cyfarfodydd/wfac2014c/wfac-17gorff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326">
            <text:p>718326</text:p>
          </table:table-cell>
          <table:table-cell office:value-type="string">
            <text:p>/wales/safetyhygienewales/shellmonitorwalesbranch/shellstakeholderwales/shellstakeholder14062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803">
            <text:p>718803</text:p>
          </table:table-cell>
          <table:table-cell office:value-type="string">
            <text:p>/business-industry/industrycommittees/cfmc/meatcontrolsmeetings/cfmcmeetings/250614/cfmc-agenda-25jun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686">
            <text:p>718686</text:p>
          </table:table-cell>
          <table:table-cell office:value-type="string">
            <text:p>/multimedia/webpage/ates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803">
            <text:p>718803</text:p>
          </table:table-cell>
          <table:table-cell office:value-type="string">
            <text:p>/wales/about-fsa-wales/cymru/gorfodi/monitro/pysgod-cregyn-cymru/pysgodcregyncymru/cynhadleddpysgodcregy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870">
            <text:p>718870</text:p>
          </table:table-cell>
          <table:table-cell office:value-type="string">
            <text:p>/enforcement/auditandmonitoring/auditreports/audengreport/audits2014/christchurch/christchurch-imported-food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9103">
            <text:p>719103</text:p>
          </table:table-cell>
          <table:table-cell office:value-type="string">
            <text:p>/about-us/how-we-work/our-board/board-meetings/boardmeetings2014/230714/board-agenda-2307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9237">
            <text:p>719237</text:p>
          </table:table-cell>
          <table:table-cell office:value-type="string">
            <text:p>/enforcement/auditandmonitoring/auditreports/auditwales/auditwales2013/denbigshireaudit2013/denbighshirefullaudit201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9587">
            <text:p>719587</text:p>
          </table:table-cell>
          <table:table-cell office:value-type="string">
            <text:p>/science/research/ssres/publictrackingsurvey/tracker-may201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20197">
            <text:p>720197</text:p>
          </table:table-cell>
          <table:table-cell office:value-type="string">
            <text:p>/multimedia/webpage/testaut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20970">
            <text:p>720970</text:p>
          </table:table-cell>
          <table:table-cell office:value-type="string">
            <text:p>/multimedia/webpage/newtes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18051">
            <text:p>718051</text:p>
          </table:table-cell>
          <table:table-cell office:value-type="string">
            <text:p>/enforcement/auditandmonitoring/auditreports/audengreport/audits2014/trafford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324">
            <text:p>718324</text:p>
          </table:table-cell>
          <table:table-cell office:value-type="string">
            <text:p>/wales/safetyhygienewales/shellmonitorwalesbranch/shellstakeholderwal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395">
            <text:p>718395</text:p>
          </table:table-cell>
          <table:table-cell office:value-type="string">
            <text:p>/news-updates/help-shape-our-policies/revised-ecoli-guidance-review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480">
            <text:p>718480</text:p>
          </table:table-cell>
          <table:table-cell office:value-type="string">
            <text:p>/science/research/radiologicalresearch/radiosurv/radiological-habits-survey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490">
            <text:p>718490</text:p>
          </table:table-cell>
          <table:table-cell office:value-type="string">
            <text:p>/business-industry/industrycommittees/cfmc/meatcontrolsmeetings/cfmcmeetings/250614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737">
            <text:p>718737</text:p>
          </table:table-cell>
          <table:table-cell office:value-type="string">
            <text:p>/wales/about-fsa-wales/cymru/newyddiondatgan/newyddion/archifnewcym/2014/07gorffennaf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797">
            <text:p>718797</text:p>
          </table:table-cell>
          <table:table-cell office:value-type="string">
            <text:p>/wales/about-fsa-wales/cymru/gorfodi/monitro/pysgod-cregyn-cymru/pysgodcregyncymru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8868">
            <text:p>718868</text:p>
          </table:table-cell>
          <table:table-cell office:value-type="string">
            <text:p>/enforcement/auditandmonitoring/auditreports/audengreport/audits2014/christchurch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063">
            <text:p>719063</text:p>
          </table:table-cell>
          <table:table-cell office:value-type="string">
            <text:p>/enforcement/regulation/betregs/newregstatement/jul-dec-2014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280">
            <text:p>719280</text:p>
          </table:table-cell>
          <table:table-cell office:value-type="string">
            <text:p>/enforcement/enforcetrainfund/enforcertraining/courses-booked-individual-food-feed-law-authorised-officers/verification-coccidiosta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07">
            <text:p>719807</text:p>
          </table:table-cell>
          <table:table-cell office:value-type="string">
            <text:p>/enforcement/enforcetrainfund/enforcertraining/courses-booked-individual-food-feed-law-authorised-officers/farm-pasteurisation-plan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27">
            <text:p>719827</text:p>
          </table:table-cell>
          <table:table-cell office:value-type="string">
            <text:p>/enforcement/enforcetrainfund/enforcertraining/courses-booked-individual-food-feed-law-authorised-officers/feed-law-cop-cour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35">
            <text:p>719835</text:p>
          </table:table-cell>
          <table:table-cell office:value-type="string">
            <text:p>/enforcement/enforcetrainfund/enforcertraining/courses-booked-individual-food-feed-law-authorised-officers/haccp-fsm-cour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939">
            <text:p>719939</text:p>
          </table:table-cell>
          <table:table-cell office:value-type="string">
            <text:p>/wales/about-fsa-wales/cymru/diwydiant/ffermio/anifeiliaid-hela-gwyllt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383">
            <text:p>720383</text:p>
          </table:table-cell>
          <table:table-cell office:value-type="string">
            <text:p>/about-us/data-and-policies/foia/foirelease/foiaeir2014/fsa-industry-summit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817">
            <text:p>720817</text:p>
          </table:table-cell>
          <table:table-cell office:value-type="string">
            <text:p>/about-us/about-the-fsa/strategicplan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887">
            <text:p>720887</text:p>
          </table:table-cell>
          <table:table-cell office:value-type="string">
            <text:p>/about-us/publications/busreps/miscbusrep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901">
            <text:p>720901</text:p>
          </table:table-cell>
          <table:table-cell office:value-type="string">
            <text:p>/business-industry/industrypublications/foodbornedisea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913">
            <text:p>720913</text:p>
          </table:table-cell>
          <table:table-cell office:value-type="string">
            <text:p>/business-industry/industrypublication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0926">
            <text:p>720926</text:p>
          </table:table-cell>
          <table:table-cell office:value-type="string">
            <text:p>/business-industry/winestandards/winestandardsresourc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1002">
            <text:p>721002</text:p>
          </table:table-cell>
          <table:table-cell office:value-type="string">
            <text:p>/business-industry/industrypublications/safety-hygiene-publication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1008">
            <text:p>721008</text:p>
          </table:table-cell>
          <table:table-cell office:value-type="string">
            <text:p>/business-industry/industrypublications/schoolinitiativ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21017">
            <text:p>721017</text:p>
          </table:table-cell>
          <table:table-cell office:value-type="string">
            <text:p>/business-industry/industrypublications/labelling-publication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678">
            <text:p>704678</text:p>
          </table:table-cell>
          <table:table-cell office:value-type="string">
            <text:p>/enforcement/enforcetrainfund/enforcertraining/courses-booked-individual-food-feed-law-authorised-officer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904">
            <text:p>703904</text:p>
          </table:table-cell>
          <table:table-cell office:value-type="string">
            <text:p>/enforcement/enforcetrainfund/enforcertraining/courses-booked-individual-food-feed-law-authorised-officers/allergen-labelling-info-training-workshop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73">
            <text:p>704173</text:p>
          </table:table-cell>
          <table:table-cell office:value-type="string">
            <text:p>/enforcement/enforcetrainfund/enforcertraining/courses-booked-individual-food-feed-law-authorised-officers/animal-feed-overview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936">
            <text:p>703936</text:p>
          </table:table-cell>
          <table:table-cell office:value-type="string">
            <text:p>/enforcement/enforcetrainfund/enforcertraining/courses-booked-individual-food-feed-law-authorised-officers/application-good-hygiene-practic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873">
            <text:p>703873</text:p>
          </table:table-cell>
          <table:table-cell office:value-type="string">
            <text:p>/enforcement/enforcetrainfund/enforcertraining/courses-booked-individual-food-feed-law-authorised-officers/enforcement-sanction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07">
            <text:p>719807</text:p>
          </table:table-cell>
          <table:table-cell office:value-type="string">
            <text:p>/enforcement/enforcetrainfund/enforcertraining/courses-booked-individual-food-feed-law-authorised-officers/farm-pasteurisation-plan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27">
            <text:p>719827</text:p>
          </table:table-cell>
          <table:table-cell office:value-type="string">
            <text:p>/enforcement/enforcetrainfund/enforcertraining/courses-booked-individual-food-feed-law-authorised-officers/feed-law-cop-cour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003">
            <text:p>704003</text:p>
          </table:table-cell>
          <table:table-cell office:value-type="string">
            <text:p>/enforcement/enforcetrainfund/enforcertraining/courses-booked-individual-food-feed-law-authorised-officers/feed-primary-production-annex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32">
            <text:p>704132</text:p>
          </table:table-cell>
          <table:table-cell office:value-type="string">
            <text:p>/enforcement/enforcetrainfund/enforcertraining/courses-booked-individual-food-feed-law-authorised-officers/Feed-safety-management-feed-compounder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28">
            <text:p>704128</text:p>
          </table:table-cell>
          <table:table-cell office:value-type="string">
            <text:p>/enforcement/enforcetrainfund/enforcertraining/courses-booked-individual-food-feed-law-authorised-officers/Feed-safety-management-systems-food-business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075">
            <text:p>704075</text:p>
          </table:table-cell>
          <table:table-cell office:value-type="string">
            <text:p>/enforcement/enforcetrainfund/enforcertraining/courses-booked-individual-food-feed-law-authorised-officers/Food-information-consumer-regulation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055">
            <text:p>704055</text:p>
          </table:table-cell>
          <table:table-cell office:value-type="string">
            <text:p>/enforcement/enforcetrainfund/enforcertraining/courses-booked-individual-food-feed-law-authorised-officers/Food-standards-update-individual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835">
            <text:p>719835</text:p>
          </table:table-cell>
          <table:table-cell office:value-type="string">
            <text:p>/enforcement/enforcetrainfund/enforcertraining/courses-booked-individual-food-feed-law-authorised-officers/haccp-fsm-cour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50">
            <text:p>704250</text:p>
          </table:table-cell>
          <table:table-cell office:value-type="string">
            <text:p>/enforcement/enforcetrainfund/enforcertraining/courses-booked-individual-food-feed-law-authorised-officers/import-conditions-polyamide-melamin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22">
            <text:p>704222</text:p>
          </table:table-cell>
          <table:table-cell office:value-type="string">
            <text:p>/enforcement/enforcetrainfund/enforcertraining/courses-booked-individual-food-feed-law-authorised-officers/imported-food-control-small-por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44">
            <text:p>704244</text:p>
          </table:table-cell>
          <table:table-cell office:value-type="string">
            <text:p>/enforcement/enforcetrainfund/enforcertraining/courses-booked-individual-food-feed-law-authorised-officers/imported-food-update-inland-enforcement-officer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37">
            <text:p>704237</text:p>
          </table:table-cell>
          <table:table-cell office:value-type="string">
            <text:p>/enforcement/enforcetrainfund/enforcertraining/courses-booked-individual-food-feed-law-authorised-officers/imported-food-update-port-health-officer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868">
            <text:p>703868</text:p>
          </table:table-cell>
          <table:table-cell office:value-type="string">
            <text:p>/enforcement/enforcetrainfund/enforcertraining/courses-booked-individual-food-feed-law-authorised-officers/Local-auth-investigation-skill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68">
            <text:p>704168</text:p>
          </table:table-cell>
          <table:table-cell office:value-type="string">
            <text:p>/enforcement/enforcetrainfund/enforcertraining/courses-booked-individual-food-feed-law-authorised-officers/sampling-animal-feed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78">
            <text:p>704178</text:p>
          </table:table-cell>
          <table:table-cell office:value-type="string">
            <text:p>/enforcement/enforcetrainfund/enforcertraining/courses-booked-individual-food-feed-law-authorised-officers/shellfish-hygiene-purification-centr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19280">
            <text:p>719280</text:p>
          </table:table-cell>
          <table:table-cell office:value-type="string">
            <text:p>/enforcement/enforcetrainfund/enforcertraining/courses-booked-individual-food-feed-law-authorised-officers/verification-coccidiosta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30">
            <text:p>704230</text:p>
          </table:table-cell>
          <table:table-cell office:value-type="string">
            <text:p>/enforcement/enforcetrainfund/enforcertraining/courses-booked-individual-food-feed-law-authorised-officers/veterinary-checks-refresher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2932">
            <text:p>702932</text:p>
          </table:table-cell>
          <table:table-cell office:value-type="string">
            <text:p>/enforcement/enforcetrainfund/enforcertraining/courses-flg-cieh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626">
            <text:p>703626</text:p>
          </table:table-cell>
          <table:table-cell office:value-type="string">
            <text:p>/enforcement/enforcetrainfund/enforcertraining/courses-flg-cieh/audit-food-safety-activities-processe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681">
            <text:p>703681</text:p>
          </table:table-cell>
          <table:table-cell office:value-type="string">
            <text:p>/enforcement/enforcetrainfund/enforcertraining/courses-flg-cieh/consistency-scoring-annex5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673">
            <text:p>703673</text:p>
          </table:table-cell>
          <table:table-cell office:value-type="string">
            <text:p>/enforcement/enforcetrainfund/enforcertraining/courses-flg-cieh/e.coliO157-control-cross-contamination-guid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214">
            <text:p>704214</text:p>
          </table:table-cell>
          <table:table-cell office:value-type="string">
            <text:p>/enforcement/enforcetrainfund/enforcertraining/courses-flg-cieh/effective-imported-food-control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238">
            <text:p>703238</text:p>
          </table:table-cell>
          <table:table-cell office:value-type="string">
            <text:p>/enforcement/enforcetrainfund/enforcertraining/courses-flg-cieh/food-factory-inspect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131">
            <text:p>703131</text:p>
          </table:table-cell>
          <table:table-cell office:value-type="string">
            <text:p>/enforcement/enforcetrainfund/enforcertraining/courses-flg-cieh/food-stand-updat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2936">
            <text:p>702936</text:p>
          </table:table-cell>
          <table:table-cell office:value-type="string">
            <text:p>/enforcement/enforcetrainfund/enforcertraining/courses-flg-cieh/haccp-assessment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142">
            <text:p>703142</text:p>
          </table:table-cell>
          <table:table-cell office:value-type="string">
            <text:p>/enforcement/enforcetrainfund/enforcertraining/courses-flg-cieh/min-eth-food-bu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706">
            <text:p>703706</text:p>
          </table:table-cell>
          <table:table-cell office:value-type="string">
            <text:p>/enforcement/enforcetrainfund/enforcertraining/courses-flg-cieh/sampling-imported-food-contaminan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720">
            <text:p>703720</text:p>
          </table:table-cell>
          <table:table-cell office:value-type="string">
            <text:p>/enforcement/enforcetrainfund/enforcertraining/courses-flg-cieh/sous-vide-in-food-establishment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197">
            <text:p>703197</text:p>
          </table:table-cell>
          <table:table-cell office:value-type="string">
            <text:p>/enforcement/enforcetrainfund/enforcertraining/courses-flg-cieh/vac-pac-course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3858">
            <text:p>703858</text:p>
          </table:table-cell>
          <table:table-cell office:value-type="string">
            <text:p>/enforcement/enforcetrainfund/enforcertraining/evidence-gathering-interview-skills/</text:p>
          </table:table-cell>
          <table:table-cell office:value-type="string">
            <text:p>GenericBranch</text:p>
          </table:table-cell>
        </table:table-row>
        <table:table-row table:style-name="ro2">
          <table:table-cell office:value-type="float" office:value="704159">
            <text:p>704159</text:p>
          </table:table-cell>
          <table:table-cell office:value-type="string">
            <text:p>/enforcement/enforcetrainfund/enforcertraining/Import-control-feed-non-animal-origin/</text:p>
          </table:table-cell>
          <table:table-cell office:value-type="string">
            <text:p>GenericBranch</text:p>
          </table:table-cell>
        </table:table-row>
        <table:table-row table:style-name="ro2" table:number-rows-repeated="56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MJ81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6:54:09.90</meta:creation-date>
    <dc:date>2014-08-15T17:10:47.82</dc:date>
    <meta:editing-duration>PT1M14S</meta:editing-duration>
    <meta:editing-cycles>1</meta:editing-cycles>
    <meta:document-statistic meta:table-count="1" meta:cell-count="825" meta:object-count="0"/>
    <meta:generator>LibreOffice/4.0.5.2$Windows_x86 LibreOffice_project/5464147a081647a250913f19c0715bca595af2f</meta:generator>
  </office:meta>
</office:document-meta>
</file>